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30" calcext:value-type="float">
            <text:p>630</text:p>
          </table:table-cell>
          <table:table-cell table:style-name="ce7" table:formula="of:=COUNTIF([.B7:.B999];&quot;X&quot;)" office:value-type="float" office:value="524" calcext:value-type="float">
            <text:p>524</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5" calcext:value-type="float">
            <text:p>75</text:p>
          </table:table-cell>
          <table:table-cell table:style-name="ce25" table:formula="of:=SUM([.B2:.F2])" office:value-type="float" office:value="671" calcext:value-type="float">
            <text:p>67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324">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03">00/00/0000</text:date>, <text:time style:data-style-name="N2" text:time-value="20:50:17.76562876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9-03T20:51:07.414161431</dc:date>
    <meta:editing-duration>PT17H32M8S</meta:editing-duration>
    <meta:editing-cycles>615</meta:editing-cycles>
    <meta:document-statistic meta:table-count="1" meta:cell-count="3784" meta:object-count="0"/>
  </office:meta>
</office:document-meta>
</file>